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35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office:value-type="float" office:value="28.2" calcext:value-type="float">
            <text:p>28.2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Zaroon Rick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ilman Schmider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kaela Tillman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Kevin Molid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ei Meng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hil Gahlawat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ismai Naik Thuppe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nimesh Kumar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rte Marie Fossum Ranvik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malia Charlotte Skrifvars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ria Wilhelmsen Hoff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Fjodor van Steenis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ayiri Kante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chael Dills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ryam Hosseini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rik Kjellman</text:p>
          </table:table-cell>
          <table:table-cell table:number-columns-repeated="4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3">00/00/0000</text:date>, <text:time style:data-style-name="N2" text:time-value="16:17:47.5234329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Yin Hsieh</meta:initial-creator>
    <meta:creation-date>2022-03-02T16:42:52.580888214</meta:creation-date>
    <dc:date>2022-03-03T16:18:45.257205216</dc:date>
    <dc:creator>Yin Hsieh</dc:creator>
    <meta:editing-duration>PT5M34S</meta:editing-duration>
    <meta:editing-cycles>2</meta:editing-cycles>
    <meta:generator>LibreOffice/6.4.7.2$Linux_X86_64 LibreOffice_project/40$Build-2</meta:generator>
    <meta:document-statistic meta:table-count="1" meta:cell-count="82" meta:object-count="0"/>
  </office:meta>
</office:document-meta>
</file>